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MergeSqlMergeMode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MergeSqlMergeModeTests.overr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MergeSqlMergeModeTests.mer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